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e0954" officeooo:paragraph-rsid="001e0954"/>
    </style:style>
    <style:style style:name="P2" style:family="paragraph" style:parent-style-name="Standard">
      <style:text-properties officeooo:rsid="001e0954" officeooo:paragraph-rsid="002093a2"/>
    </style:style>
    <style:style style:name="P3" style:family="paragraph" style:parent-style-name="Standard">
      <style:text-properties fo:font-weight="bold" officeooo:rsid="001e0954" officeooo:paragraph-rsid="001e0954" style:font-weight-asian="bold" style:font-weight-complex="bold"/>
    </style:style>
    <style:style style:name="P4" style:family="paragraph" style:parent-style-name="Standard">
      <style:text-properties fo:font-weight="bold" officeooo:rsid="001e0954" officeooo:paragraph-rsid="002093a2" style:font-weight-asian="bold" style:font-weight-complex="bold"/>
    </style:style>
    <style:style style:name="P5" style:family="paragraph" style:parent-style-name="Standard">
      <style:text-properties fo:font-weight="bold" officeooo:rsid="003785fa" officeooo:paragraph-rsid="003785fa" style:font-weight-asian="bold" style:font-weight-complex="bold"/>
    </style:style>
    <style:style style:name="P6" style:family="paragraph" style:parent-style-name="Standard">
      <style:text-properties fo:font-weight="bold" officeooo:rsid="003785fa" officeooo:paragraph-rsid="0035e499" style:font-weight-asian="bold" style:font-weight-complex="bold"/>
    </style:style>
    <style:style style:name="P7" style:family="paragraph" style:parent-style-name="Standard">
      <style:text-properties fo:font-weight="bold" officeooo:rsid="0037d0dc" officeooo:paragraph-rsid="0037d0dc" style:font-weight-asian="bold" style:font-weight-complex="bold"/>
    </style:style>
    <style:style style:name="P8" style:family="paragraph" style:parent-style-name="Standard">
      <style:text-properties fo:font-weight="bold" officeooo:rsid="002325bd" officeooo:paragraph-rsid="003efaa0" style:font-weight-asian="bold" style:font-weight-complex="bold"/>
    </style:style>
    <style:style style:name="P9" style:family="paragraph" style:parent-style-name="Standard">
      <style:text-properties officeooo:rsid="001ed925" officeooo:paragraph-rsid="001ed925"/>
    </style:style>
    <style:style style:name="P10" style:family="paragraph" style:parent-style-name="Standard">
      <style:text-properties officeooo:rsid="002093a2" officeooo:paragraph-rsid="002093a2"/>
    </style:style>
    <style:style style:name="P11" style:family="paragraph" style:parent-style-name="Standard">
      <style:text-properties fo:font-weight="normal" officeooo:rsid="002093a2" officeooo:paragraph-rsid="002093a2" style:font-weight-asian="normal" style:font-weight-complex="normal"/>
    </style:style>
    <style:style style:name="P12" style:family="paragraph" style:parent-style-name="Standard">
      <style:text-properties fo:font-weight="normal" officeooo:rsid="0035e499" officeooo:paragraph-rsid="0035e499" style:font-weight-asian="normal" style:font-weight-complex="normal"/>
    </style:style>
    <style:style style:name="P13" style:family="paragraph" style:parent-style-name="Standard">
      <style:text-properties fo:font-weight="normal" officeooo:rsid="0035e499" officeooo:paragraph-rsid="001e0954" style:font-weight-asian="normal" style:font-weight-complex="normal"/>
    </style:style>
    <style:style style:name="P14" style:family="paragraph" style:parent-style-name="Standard">
      <style:text-properties fo:font-weight="normal" officeooo:rsid="0035e499" officeooo:paragraph-rsid="003efaa0" style:font-weight-asian="normal" style:font-weight-complex="normal"/>
    </style:style>
    <style:style style:name="P15" style:family="paragraph" style:parent-style-name="Standard">
      <style:text-properties fo:font-weight="normal" officeooo:rsid="003785fa" officeooo:paragraph-rsid="003785fa" style:font-weight-asian="normal" style:font-weight-complex="normal"/>
    </style:style>
    <style:style style:name="P16" style:family="paragraph" style:parent-style-name="Standard">
      <style:text-properties fo:font-weight="normal" officeooo:rsid="0037b2c1" officeooo:paragraph-rsid="003785fa" style:font-weight-asian="normal" style:font-weight-complex="normal"/>
    </style:style>
    <style:style style:name="P17" style:family="paragraph" style:parent-style-name="Standard">
      <style:text-properties fo:font-weight="normal" officeooo:rsid="0037b2c1" officeooo:paragraph-rsid="0037b2c1" style:font-weight-asian="normal" style:font-weight-complex="normal"/>
    </style:style>
    <style:style style:name="P18" style:family="paragraph" style:parent-style-name="Standard">
      <style:text-properties fo:font-weight="normal" officeooo:rsid="0037d0dc" officeooo:paragraph-rsid="0037d0dc" style:font-weight-asian="normal" style:font-weight-complex="normal"/>
    </style:style>
    <style:style style:name="P19" style:family="paragraph" style:parent-style-name="Standard">
      <style:text-properties fo:font-weight="normal" officeooo:rsid="0037d0dc" officeooo:paragraph-rsid="0039c68b" style:font-weight-asian="normal" style:font-weight-complex="normal"/>
    </style:style>
    <style:style style:name="P20" style:family="paragraph" style:parent-style-name="Standard">
      <style:text-properties fo:font-weight="normal" officeooo:rsid="0039c68b" officeooo:paragraph-rsid="0039c68b" style:font-weight-asian="normal" style:font-weight-complex="normal"/>
    </style:style>
    <style:style style:name="P21" style:family="paragraph" style:parent-style-name="Standard">
      <style:text-properties fo:font-weight="normal" officeooo:rsid="003b319e" officeooo:paragraph-rsid="003b319e" style:font-weight-asian="normal" style:font-weight-complex="normal"/>
    </style:style>
    <style:style style:name="P22" style:family="paragraph" style:parent-style-name="Standard">
      <style:text-properties fo:font-weight="normal" officeooo:rsid="003dd84f" officeooo:paragraph-rsid="003dd84f" style:font-weight-asian="normal" style:font-weight-complex="normal"/>
    </style:style>
    <style:style style:name="P23" style:family="paragraph" style:parent-style-name="Standard">
      <style:text-properties fo:font-weight="normal" officeooo:rsid="002914d5" officeooo:paragraph-rsid="003efaa0" style:font-weight-asian="normal" style:font-weight-complex="normal"/>
    </style:style>
    <style:style style:name="P24" style:family="paragraph" style:parent-style-name="Standard">
      <style:text-properties fo:font-weight="normal" officeooo:rsid="002b0d1c" officeooo:paragraph-rsid="003efaa0" style:font-weight-asian="normal" style:font-weight-complex="normal"/>
    </style:style>
    <style:style style:name="P25" style:family="paragraph" style:parent-style-name="Standard">
      <style:text-properties fo:font-weight="normal" officeooo:rsid="00243417" officeooo:paragraph-rsid="003efaa0" style:font-weight-asian="normal" style:font-weight-complex="normal"/>
    </style:style>
    <style:style style:name="P26" style:family="paragraph" style:parent-style-name="Standard">
      <style:text-properties fo:font-weight="normal" officeooo:rsid="002325bd" officeooo:paragraph-rsid="003efaa0" style:font-weight-asian="normal" style:font-weight-complex="normal"/>
    </style:style>
    <style:style style:name="P27" style:family="paragraph" style:parent-style-name="Standard">
      <style:text-properties fo:font-weight="normal" officeooo:rsid="00347e24" officeooo:paragraph-rsid="003efaa0" style:font-weight-asian="normal" style:font-weight-complex="normal"/>
    </style:style>
    <style:style style:name="P28" style:family="paragraph" style:parent-style-name="Standard">
      <style:text-properties fo:font-weight="normal" officeooo:rsid="003efaa0" officeooo:paragraph-rsid="003efaa0" style:font-weight-asian="normal" style:font-weight-complex="normal"/>
    </style:style>
    <style:style style:name="P29" style:family="paragraph" style:parent-style-name="Standard">
      <style:text-properties fo:font-weight="normal" officeooo:rsid="0040e2e7" officeooo:paragraph-rsid="0040e2e7" style:font-weight-asian="normal" style:font-weight-complex="normal"/>
    </style:style>
    <style:style style:name="P30" style:family="paragraph" style:parent-style-name="Standard">
      <style:text-properties officeooo:rsid="002198fc" officeooo:paragraph-rsid="002198fc"/>
    </style:style>
    <style:style style:name="P31" style:family="paragraph" style:parent-style-name="Standard">
      <style:text-properties officeooo:rsid="0021c6bd" officeooo:paragraph-rsid="0021c6bd"/>
    </style:style>
    <style:style style:name="P32" style:family="paragraph" style:parent-style-name="Standard">
      <style:text-properties officeooo:rsid="0046e6b3" officeooo:paragraph-rsid="0046e6b3"/>
    </style:style>
    <style:style style:name="P33" style:family="paragraph" style:parent-style-name="Standard">
      <style:text-properties officeooo:rsid="00476037" officeooo:paragraph-rsid="00476037"/>
    </style:style>
    <style:style style:name="P34" style:family="paragraph" style:parent-style-name="Standard">
      <style:text-properties officeooo:rsid="00476037" officeooo:paragraph-rsid="004850a3"/>
    </style:style>
    <style:style style:name="P35" style:family="paragraph" style:parent-style-name="Standard">
      <style:text-properties officeooo:rsid="00476037" officeooo:paragraph-rsid="004eb9ca"/>
    </style:style>
    <style:style style:name="P36" style:family="paragraph" style:parent-style-name="Standard">
      <style:text-properties officeooo:rsid="004850a3" officeooo:paragraph-rsid="004850a3"/>
    </style:style>
    <style:style style:name="P37" style:family="paragraph" style:parent-style-name="Standard">
      <style:text-properties officeooo:rsid="004850a3" officeooo:paragraph-rsid="0049f7ab"/>
    </style:style>
    <style:style style:name="P38" style:family="paragraph" style:parent-style-name="Standard">
      <style:text-properties officeooo:rsid="004850a3" officeooo:paragraph-rsid="004b5b3e"/>
    </style:style>
    <style:style style:name="P39" style:family="paragraph" style:parent-style-name="Standard">
      <style:text-properties style:text-underline-style="solid" style:text-underline-width="auto" style:text-underline-color="font-color" officeooo:rsid="00476037" officeooo:paragraph-rsid="00476037"/>
    </style:style>
    <style:style style:name="P40" style:family="paragraph" style:parent-style-name="Standard">
      <style:text-properties officeooo:rsid="0049f7ab" officeooo:paragraph-rsid="0049f7ab"/>
    </style:style>
    <style:style style:name="P41" style:family="paragraph" style:parent-style-name="Standard">
      <style:paragraph-properties fo:text-align="center" style:justify-single-word="false"/>
      <style:text-properties fo:font-size="16pt" officeooo:rsid="004d5201" officeooo:paragraph-rsid="004d5201" style:font-size-asian="16pt" style:font-size-complex="16pt"/>
    </style:style>
    <style:style style:name="P42" style:family="paragraph" style:parent-style-name="Standard">
      <style:paragraph-properties fo:text-align="center" style:justify-single-word="false"/>
      <style:text-properties fo:font-size="16pt" officeooo:rsid="004ec3e8" officeooo:paragraph-rsid="004ec3e8" style:font-size-asian="16pt" style:font-size-complex="16pt"/>
    </style:style>
    <style:style style:name="P43" style:family="paragraph" style:parent-style-name="Standard">
      <style:text-properties officeooo:rsid="004ec3e8" officeooo:paragraph-rsid="004ec3e8"/>
    </style:style>
    <style:style style:name="P44" style:family="paragraph" style:parent-style-name="Standard">
      <style:text-properties officeooo:rsid="004ec3e8" officeooo:paragraph-rsid="004fc724"/>
    </style:style>
    <style:style style:name="P45" style:family="paragraph" style:parent-style-name="Standard">
      <style:text-properties officeooo:rsid="004fc724" officeooo:paragraph-rsid="004ec3e8"/>
    </style:style>
    <style:style style:name="P46" style:family="paragraph" style:parent-style-name="Standard">
      <style:text-properties officeooo:rsid="004fc724" officeooo:paragraph-rsid="004fc724"/>
    </style:style>
    <style:style style:name="P47" style:family="paragraph" style:parent-style-name="Standard">
      <style:paragraph-properties fo:text-align="center" style:justify-single-word="false" fo:break-before="page"/>
      <style:text-properties fo:font-weight="normal" officeooo:rsid="004c63e3" officeooo:paragraph-rsid="004c63e3" style:font-weight-asian="normal" style:font-weight-complex="normal"/>
    </style:style>
    <style:style style:name="P48" style:family="paragraph" style:parent-style-name="Standard">
      <style:paragraph-properties fo:text-align="center" style:justify-single-word="false" fo:break-before="page"/>
      <style:text-properties fo:font-size="16pt" fo:font-weight="normal" officeooo:rsid="00476037" officeooo:paragraph-rsid="00476037" style:font-size-asian="16pt" style:font-weight-asian="normal" style:font-size-complex="16pt" style:font-weight-complex="normal"/>
    </style:style>
    <style:style style:name="P49" style:family="paragraph" style:parent-style-name="Standard">
      <style:paragraph-properties fo:text-align="center" style:justify-single-word="false" fo:break-before="page"/>
      <style:text-properties fo:font-size="16pt" officeooo:rsid="001e0954" officeooo:paragraph-rsid="001e0954" style:font-size-asian="16pt" style:font-size-complex="16pt"/>
    </style:style>
    <style:style style:name="P50" style:family="paragraph" style:parent-style-name="Standard">
      <style:text-properties officeooo:rsid="004fc724" officeooo:paragraph-rsid="004fc724"/>
    </style:style>
    <style:style style:name="P51" style:family="paragraph" style:parent-style-name="Standard">
      <style:text-properties officeooo:rsid="004850a3" officeooo:paragraph-rsid="004850a3"/>
    </style:style>
    <style:style style:name="P52" style:family="paragraph" style:parent-style-name="Standard">
      <style:text-properties officeooo:rsid="00476037" officeooo:paragraph-rsid="005052e9"/>
    </style:style>
    <style:style style:name="T1" style:family="text">
      <style:text-properties officeooo:rsid="001ed92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93a2" style:font-weight-asian="bold" style:font-weight-complex="bold"/>
    </style:style>
    <style:style style:name="T4" style:family="text">
      <style:text-properties officeooo:rsid="002093a2"/>
    </style:style>
    <style:style style:name="T5" style:family="text">
      <style:text-properties officeooo:rsid="0025f8f6"/>
    </style:style>
    <style:style style:name="T6" style:family="text">
      <style:text-properties officeooo:rsid="0037b2c1"/>
    </style:style>
    <style:style style:name="T7" style:family="text">
      <style:text-properties officeooo:rsid="0037d0dc"/>
    </style:style>
    <style:style style:name="T8" style:family="text">
      <style:text-properties officeooo:rsid="00398115"/>
    </style:style>
    <style:style style:name="T9" style:family="text">
      <style:text-properties officeooo:rsid="0039c68b"/>
    </style:style>
    <style:style style:name="T10" style:family="text">
      <style:text-properties officeooo:rsid="003b319e"/>
    </style:style>
    <style:style style:name="T11" style:family="text">
      <style:text-properties officeooo:rsid="003cf8c7"/>
    </style:style>
    <style:style style:name="T12" style:family="text">
      <style:text-properties officeooo:rsid="003dd84f"/>
    </style:style>
    <style:style style:name="T13" style:family="text">
      <style:text-properties officeooo:rsid="003efaa0"/>
    </style:style>
    <style:style style:name="T14" style:family="text">
      <style:text-properties officeooo:rsid="004850a3"/>
    </style:style>
    <style:style style:name="T15" style:family="text">
      <style:text-properties officeooo:rsid="0049f7ab"/>
    </style:style>
    <style:style style:name="T16" style:family="text">
      <style:text-properties officeooo:rsid="004b5b3e"/>
    </style:style>
    <style:style style:name="T17" style:family="text">
      <style:text-properties fo:font-size="16pt" style:font-size-asian="14pt" style:font-size-complex="16pt"/>
    </style:style>
    <style:style style:name="T18" style:family="text">
      <style:text-properties fo:font-size="16pt" officeooo:rsid="004d82f5" style:font-size-asian="14pt" style:font-size-complex="16pt"/>
    </style:style>
    <style:style style:name="T19" style:family="text">
      <style:text-properties officeooo:rsid="004ec3e8"/>
    </style:style>
    <style:style style:name="T20" style:family="text">
      <style:text-properties officeooo:rsid="004fc7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Руководство пользователя</text:p>
      <text:p text:style-name="P32"/>
      <text:p text:style-name="P32">Запуск вычислений:</text:p>
      <text:p text:style-name="P32">python remoterun файл_проекта файл_соединения [-finish время_окончания] [-cont [имя файла <text:s text:c="2"/>для продолжения, если не указан, берется последний вычисленный файл]]</text:p>
      <text:p text:style-name="P1"/>
      <text:p text:style-name="P32">Построение рисунков:</text:p>
      <text:p text:style-name="P32">python createMovieOnCluster файл_проекта файл_соединения</text:p>
      <text:p text:style-name="P1"/>
      <text:p text:style-name="P1"/>
      <text:p text:style-name="P48">Порядок начальных и расчетных функций</text:p>
      <text:p text:style-name="P33">Для каждого блока задается свой массив функций.</text:p>
      <text:p text:style-name="P33"/>
      <text:p text:style-name="P39">Начальные функции:</text:p>
      <text:p text:style-name="P33">0: условие по умолчанию</text:p>
      <text:p text:style-name="P33">Группа 1: начальные условия регионов пользователя</text:p>
      <text:p text:style-name="P33">задействованные в данном блоке условия в том порядке, в котором они встречаются в регионах данного блока. Без повторений</text:p>
      <text:p text:style-name="P33">Группа 2: задействованные в данном блоке условия Дирихле, в том порядке, в котором они заданы в общем списке краевых условий. Без повторений.</text:p>
      <text:p text:style-name="P1"/>
      <text:p text:style-name="P1"/>
      <text:p text:style-name="P39">Расчетные функции:</text:p>
      <text:p text:style-name="P33"><text:span text:style-name="T14">I. </text:span>Одномерный случай.</text:p>
      <text:p text:style-name="P36">-Группа 1:</text:p>
      <text:p text:style-name="P36">Центральные функции уравнений из регионов уравнений пользователя в том порядке, в котором они встречаются в регионах уравнений данного блока. Без повторений</text:p>
      <text:p text:style-name="P52">-<text:span text:style-name="T14">Центральная функция уравнения по умолчанию</text:span></text:p>
      <text:p text:style-name="P36">-Функция на границе x=0</text:p>
      <text:p text:style-name="P36">-Функция на границе x=x_max</text:p>
      <text:p text:style-name="P34"/>
      <text:p text:style-name="P36">Пример словаря:</text:p>
      <text:p text:style-name="P33">{ center_default : 0</text:p>
      <text:p text:style-name="P33"><text:s text:c="2"/>center: [ <text:s/>[ 1, xfrom, xto],</text:p>
      <text:p text:style-name="P33"><text:s text:c="16"/>[ 2, xfrom, xto],</text:p>
      <text:p text:style-name="P33"><text:s text:c="16"/>[ 1, xfrom, xto],</text:p>
      <text:p text:style-name="P33"><text:s text:c="16"/>[ 2, xfrom, xto],</text:p>
      <text:p text:style-name="P33"><text:s text:c="13"/>]</text:p>
      <text:p text:style-name="P33"><text:s text:c="2"/>side0: 3</text:p>
      <text:p text:style-name="P33"><text:s text:c="2"/>side1: 4</text:p>
      <text:p text:style-name="P33">}</text:p>
      <text:p text:style-name="P1"/>
      <text:p text:style-name="P1"/>
      <text:p text:style-name="P36">II. Двумерный случай</text:p>
      <text:p text:style-name="P36">-Группа 1:</text:p>
      <text:p text:style-name="P36">Центральные функции уравнений из регионов уравнений пользователя в том порядке, в котором они встречаются в регионах уравнений данного блока. Без повторений</text:p>
      <text:p text:style-name="P35">- <text:span text:style-name="T14">Центральная функция уравнения по умолчанию</text:span></text:p>
      <text:p text:style-name="P37">-Функция на границе x=0 <text:span text:style-name="T15">y=0</text:span></text:p>
      <text:p text:style-name="P37">-Функция на границе x=x_max <text:span text:style-name="T15">y=0</text:span></text:p>
      <text:p text:style-name="P37">-Функция на границе x=0 <text:span text:style-name="T15">y=y_max</text:span></text:p>
      <text:p text:style-name="P37">-Функция на границе x=x_max <text:span text:style-name="T15">y=y_max</text:span></text:p>
      <text:p text:style-name="P38"/>
      <text:p text:style-name="P38">-Группа <text:span text:style-name="T16">2</text:span>: <text:span text:style-name="T16">Функции на границе y=0 в том порядке, в котором они впервые встречаются при увеличении значения x. Без повторений</text:span></text:p>
      <text:p text:style-name="P38">-Группа <text:span text:style-name="T16">3</text:span>: <text:span text:style-name="T16">Функции на границе y=y_max в том порядке, в котором они впервые встречаются при увеличении значения x. Без повторений</text:span></text:p>
      <text:p text:style-name="P38">-Группа <text:span text:style-name="T16">4</text:span>: <text:span text:style-name="T16">Функции на границе x=0 в том порядке, в котором они впервые встречаются при увеличении значения y. Без повторений</text:span></text:p>
      <text:p text:style-name="P38">-Группа <text:span text:style-name="T16">5</text:span>: <text:span text:style-name="T16">Функции на границе x=x_max в том порядке, в котором они впервые встречаются при увеличении значения y. Без повторений</text:span></text:p>
      <text:p text:style-name="P34"/>
      <text:p text:style-name="P40"><text:soft-page-break/>{ center_default : 0</text:p>
      <text:p text:style-name="P40"><text:s text:c="2"/>center: [ <text:s/>[ 1, xfrom, xto, yfrom, yto],</text:p>
      <text:p text:style-name="P40"><text:s text:c="16"/>[ 2, xfrom, xto, yfrom, yto],</text:p>
      <text:p text:style-name="P40"><text:s text:c="16"/>[ 1, xfrom, xto, yfrom, yto],</text:p>
      <text:p text:style-name="P40"><text:s text:c="16"/>[ 2, xfrom, xto, yfrom, yto],</text:p>
      <text:p text:style-name="P40"><text:s text:c="13"/>],</text:p>
      <text:p text:style-name="P40"><text:s text:c="2"/>e02: 3</text:p>
      <text:p text:style-name="P40"><text:s text:c="2"/>e12: 4</text:p>
      <text:p text:style-name="P40"><text:s text:c="2"/>e03: 5</text:p>
      <text:p text:style-name="P40"><text:s text:c="2"/>e13: 6</text:p>
      <text:p text:style-name="P40"><text:s text:c="2"/>side2: [ <text:s text:c="2"/>[ 7, xfrom, xto, yfrom, yto],</text:p>
      <text:p text:style-name="P40"><text:s text:c="16"/>[ 8, xfrom, xto, yfrom, yto],</text:p>
      <text:p text:style-name="P40"><text:s text:c="16"/>[ 9, xfrom, xto, yfrom, yto],</text:p>
      <text:p text:style-name="P40"><text:s text:c="16"/>[ 9, xfrom, xto, yfrom, yto],</text:p>
      <text:p text:style-name="P40"><text:s text:c="12"/>]</text:p>
      <text:p text:style-name="P40"><text:s text:c="2"/>side3:</text:p>
      <text:p text:style-name="P40"><text:s text:c="2"/>side0:</text:p>
      <text:p text:style-name="P40"><text:s text:c="2"/>side1:</text:p>
      <text:p text:style-name="P40">}</text:p>
      <text:p text:style-name="P34"/>
      <text:p text:style-name="P34"/>
      <text:p text:style-name="P34"/>
      <text:p text:style-name="P42">Порядок интерконнектов</text:p>
      <text:p text:style-name="P43"/>
      <text:p text:style-name="P46">П<text:span text:style-name="T19">ользовательский интерконнект вида</text:span></text:p>
      <text:p text:style-name="P44">{</text:p>
      <text:p text:style-name="P44"><text:tab/>"Name": "right connection",</text:p>
      <text:p text:style-name="P44"><text:tab/>"Block1": <text:span text:style-name="T20">10</text:span>0,</text:p>
      <text:p text:style-name="P44"><text:tab/>"Block2": <text:span text:style-name="T20">200</text:span>,</text:p>
      <text:p text:style-name="P44"><text:tab/>"Block1Side": 1,</text:p>
      <text:p text:style-name="P44"><text:tab/>"Block2Side": 0</text:p>
      <text:p text:style-name="P44"><text:tab/>}</text:p>
      <text:p text:style-name="P44">распадается на два реальных:</text:p>
      <text:p text:style-name="P44">sender: block №<text:span text:style-name="T20">10</text:span>0, side 1; receiver: block №<text:span text:style-name="T20">200</text:span>, side 0 <text:s/>(отправитель — значение поля Block1 из пользовательского интерконнекта)</text:p>
      <text:p text:style-name="P44">и</text:p>
      <text:p text:style-name="P44">sender: block №<text:span text:style-name="T20">200</text:span>, side 0; receiver: block №<text:span text:style-name="T20">10</text:span>0, side 1 <text:s/>(отправитель — значение поля Block2 из пользовательского интерконнекта)</text:p>
      <text:p text:style-name="P46"/>
      <text:p text:style-name="P46">Такие пары идут в том порядке, в котором интерконнекты перечислены пользователем</text:p>
      <text:p text:style-name="P43"/>
      <text:p text:style-name="P44">Каждая функция данного блока получает на вход последним параметром массив указателей на буферы-получатели данного блока. </text:p>
      <text:p text:style-name="P46">Порядок буферов: все реальные интерконнекты, отфильтрованные по признаку «получатель — данный блок» с сохранением порядка.</text:p>
      <text:p text:style-name="P43"/>
      <text:p text:style-name="P46">Таким образом учитывается и ситуация, когда в одном пользовательском интерконнекте один блок является получателем оба раза.</text:p>
      <text:p text:style-name="P45"/>
      <text:p text:style-name="P49">Стек компонентов</text:p>
      <text:p text:style-name="P1"/>
      <text:p text:style-name="P3">1. Параллельный фреймворк</text:p>
      <text:p text:style-name="P30">Реализует крупнозернистый параллелизм (требующий mpi-пересылок либо перемещений памяти между устройствами)</text:p>
      <text:p text:style-name="P1"/>
      <text:p text:style-name="P1">1. Раскладывает блоки по вычислительным устройствам, подготавливает к работе</text:p>
      <text:p text:style-name="P1">2. Пока не надоест, делает</text:p>
      <text:p text:style-name="P1">пересылка <text:s text:c="4"/></text:p>
      <text:p text:style-name="P1">шаг метода <text:s text:c="2"/><text:span text:style-name="T1">(вызов солвера)</text:span> <text:s/></text:p>
      <text:p text:style-name="P1">3. Собирает результаты, отдает интерфейсу или сохраняет</text:p>
      <text:p text:style-name="P1"/>
      <text:p text:style-name="P1">шаг метода для явной схемы производит блок данных по предыдущему блоку данных, функциям границ Дирихле, операторам границ Неймана и присланному гало от соседних блоков (в т.ч. <text:span text:style-name="T1">периодические условия). </text:span></text:p>
      <text:p text:style-name="P1"/>
      <text:p text:style-name="P1"/>
      <text:p text:style-name="P3">2. Солверы</text:p>
      <text:p text:style-name="P30">Реализуют мелкозернистый параллелизм</text:p>
      <text:p text:style-name="P9">Как это видит солвер:</text:p>
      <text:p text:style-name="P9">к нему приходит блок данных и индикаторы краев, т. е. массивы, по которым понятно, является ли каждый граничный элемент условием Дирихле, Неймана или потребует данных от соседей</text:p>
      <text:p text:style-name="P1"/>
      <text:p text:style-name="P31">Солвер должен уметь переходить на следующий шаг в решении задачи </text:p>
      <text:p text:style-name="P31">x' = F(x), где F включает разностные операторы приближенного дифференцирования</text:p>
      <text:p text:style-name="P31">Разностные операторы дают параллелизм внутри области но ведут себя особым образом на границах</text:p>
      <text:p text:style-name="P31"/>
      <text:p text:style-name="P1"/>
      <text:p text:style-name="P4"><text:span text:style-name="T4">3</text:span>. Генератор функций</text:p>
      <text:p text:style-name="P10">Анализирует пользовательское уравнение, начальные и краевые функции, генерирует код на Си</text:p>
      <text:p text:style-name="P2"/>
      <text:p text:style-name="P1"/>
      <text:p text:style-name="P4"><text:span text:style-name="T4">4</text:span>. Интерфейс</text:p>
      <text:p text:style-name="P11">Дает пользователю ввести уравнение, вызывает генератор функций, запускает вычислительное ядро, получает данные, строит графики</text:p>
      <text:p text:style-name="P3"/>
      <text:p text:style-name="P3"/>
      <text:p text:style-name="P1"><text:span text:style-name="T3">5</text:span><text:span text:style-name="T2">. Бифуркационный анализ, ляпуновские показатели, размерности</text:span></text:p>
      <text:p text:style-name="P1"/>
      <text:p text:style-name="P1"/>
      <text:p text:style-name="P1"/>
      <text:p text:style-name="P1"/>
      <text:p text:style-name="P1"/>
      <text:p text:style-name="P13"/>
      <text:p text:style-name="P13"/>
      <text:p text:style-name="P13"/>
      <text:p text:style-name="P13"/>
      <text:p text:style-name="P47"><text:span text:style-name="T17">План проекта </text:span><text:span text:style-name="T18">(устарело, нужно обновить)</text:span></text:p>
      <text:p text:style-name="P13"/>
      <text:p text:style-name="P6">Входные данные</text:p>
      <text:p text:style-name="P12"/>
      <text:p text:style-name="P12">Пользователь задает область, то есть:</text:p>
      <text:p text:style-name="P12"/>
      <text:p text:style-name="P12">Набор блоков, их расположение в глобальной сетке и их склейки</text:p>
      <text:p text:style-name="P12">Мелкость разбиения сетки по каждому направлению </text:p>
      <text:p text:style-name="P12"/>
      <text:p text:style-name="P12">Функции правых частей</text:p>
      <text:p text:style-name="P12">Граничные условия (типа Дирихле, Неймана, <text:s/>или <text:span text:style-name="T11">склейки, в т.ч. самого с собой, т. е. п</text:span>ериодические <text:span text:style-name="T11">краевые условия</text:span>)</text:p>
      <text:p text:style-name="P21">Всегда есть условие по умолчанию (нулевой Нейман, непроницаемость)</text:p>
      <text:p text:style-name="P21"/>
      <text:p text:style-name="P15">Регионы приложения граничных условий</text:p>
      <text:p text:style-name="P15"/>
      <text:p text:style-name="P15"/>
      <text:p text:style-name="P5">Компиляция</text:p>
      <text:p text:style-name="P5"/>
      <text:p text:style-name="P22">Создается сетка, некоторые блоки режутся на части, для них создаются технические склейки, производится мэппинг на устройства</text:p>
      <text:p text:style-name="P22"/>
      <text:p text:style-name="P15"><text:span text:style-name="T12">Далее и</text:span>нтерфейс подготавливает бинарные файлы:</text:p>
      <text:p text:style-name="P15">I. Библиотеки функций</text:p>
      <text:p text:style-name="P15"><text:s text:c="2"/>1. Для вычи<text:span text:style-name="T6">слений на CPU</text:span></text:p>
      <text:p text:style-name="P17"><text:s text:c="2"/>2. Для вычислений на GPU</text:p>
      <text:p text:style-name="P18">а. основные фу<text:span text:style-name="T9">н</text:span>кции (пока будет всего одна)</text:p>
      <text:p text:style-name="P18">б. краевые условия <text:span text:style-name="T10">(из Неймана по умолчанию появляется 2 или 4 или 6 условий в зависимости от размерности)</text:span></text:p>
      <text:p text:style-name="P18">в. начальные условия </text:p>
      <text:p text:style-name="P17"/>
      <text:p text:style-name="P15">II. Геометрия области <text:span text:style-name="T6">+ мэппинг блоков на устройства</text:span></text:p>
      <text:p text:style-name="P18">Про каждый внутренний узел сетки известно, какая в нем функция (номер), какое начальное условие</text:p>
      <text:p text:style-name="P18">Про каждый граничный узел известно, какой в нем тип границы (Д, Н, <text:span text:style-name="T11">склейка</text:span>), какой номер границы в рамках типа.</text:p>
      <text:p text:style-name="P15"/>
      <text:p text:style-name="P15">III. Состояние области <text:span text:style-name="T7">с нулями и флагом «не проинициализировано»</text:span></text:p>
      <text:p text:style-name="P8"/>
      <text:p text:style-name="P8"/>
      <text:p text:style-name="P8">Спе<text:span text:style-name="T5">цификация</text:span> для функции</text:p>
      <text:p text:style-name="P24">Основная функция <text:span text:style-name="T13">пробегает все узлы сетки и вызывает соответствующие им расчетные функции. </text:span></text:p>
      <text:p text:style-name="P28">Расчетные функции имеют одинаковый формат независимо от того, внутренняя это точка, содержит граничное условие, или требует данных от соседнего блока.</text:p>
      <text:p text:style-name="P28"/>
      <text:p text:style-name="P29">void func(double* result, double* source, double t, int idxX, idxY, idxZ, double** ic){</text:p>
      <text:p text:style-name="P29"><text:s text:c="4"/>int idx = (idxZ * Block0StrideZ + idxY * Block0StrideY + idxX) * CELLSIZE;</text:p>
      <text:p text:style-name="P29"><text:s text:c="4"/>result[idx] = source[idx];</text:p>
      <text:p text:style-name="P29"><text:s text:c="4"/>result[idx+1] = - source[idx+1];</text:p>
      <text:p text:style-name="P29">}</text:p>
      <text:p text:style-name="P25"/>
      <text:p text:style-name="P25"><text:soft-page-break/></text:p>
      <text:p text:style-name="P23">У нас одна общая функция для пересчета внутри области</text:p>
      <text:p text:style-name="P24">и массив указателей на функции границ</text:p>
      <text:p text:style-name="P26"/>
      <text:p text:style-name="P27">см. файл func.cpp</text:p>
      <text:p text:style-name="P14"/>
      <text:p text:style-name="P15"/>
      <text:p text:style-name="P7">Вычисления</text:p>
      <text:p text:style-name="P18"/>
      <text:p text:style-name="P18">Вычислитель загружает состояние, если оно проинициализировано, или создает его с помощью начальных функций в противном случае.</text:p>
      <text:p text:style-name="P18"/>
      <text:p text:style-name="P18">Вычислитель поддерживает методы </text:p>
      <text:p text:style-name="P18">1. сделать N шагов</text:p>
      <text:p text:style-name="P20">2. считать, пока время не достигнет T</text:p>
      <text:p text:style-name="P18"><text:span text:style-name="T9">3</text:span>. <text:span text:style-name="T8">запустить бесконечный цикл вычислений, работать до тех пор, пока не придет сигнал остановки (коммуникация с интерфейсом после каждого шага)</text:span></text:p>
      <text:p text:style-name="P16"/>
      <text:p text:style-name="P19"><text:span text:style-name="T9">После вычислений </text:span>состояние <text:span text:style-name="T9">можно сохранить (и потом продолжить)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16:44:25.147804139</meta:creation-date>
    <meta:generator>LibreOffice/4.1.6.2$Linux_X86_64 LibreOffice_project/410m0$Build-2</meta:generator>
    <dc:date>2015-07-07T10:22:00.666986040</dc:date>
    <meta:editing-duration>PT9H40M</meta:editing-duration>
    <meta:editing-cycles>37</meta:editing-cycles>
    <meta:document-statistic meta:table-count="0" meta:image-count="0" meta:object-count="0" meta:page-count="6" meta:paragraph-count="138" meta:word-count="972" meta:character-count="6962" meta:non-whitespace-character-count="5872"/>
  </office:meta>
</office:document-meta>
</file>